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tent.xml" manifest:media-type="text/xml"/>
  <manifest:file-entry manifest:full-path="Thumbnails/thumbnail.png" manifest:media-type="image/png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styles.xml" manifest:media-type="text/xml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settings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manifest.rdf" manifest:media-type="application/rdf+xml"/>
  <manifest:file-entry manifest:full-path="meta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StarSymbol" svg:font-family="Star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Gras Italique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6pt" fo:font-style="normal" style:font-size-asian="5.25pt" style:font-style-asian="normal" style:font-size-complex="6pt" style:font-style-complex="normal"/>
    </style:style>
    <style:style style:name="P2" style:family="paragraph" style:parent-style-name="Standard">
      <style:text-properties officeooo:paragraph-rsid="0064db62"/>
    </style:style>
    <style:style style:name="P3" style:family="paragraph" style:parent-style-name="Titre_20_Chapitre">
      <style:paragraph-properties fo:padding="0cm" fo:border="none" style:shadow="none" style:writing-mode="page">
        <style:tab-stops>
          <style:tab-stop style:position="27.7cm" style:type="right"/>
        </style:tab-stops>
      </style:paragraph-properties>
      <style:text-properties fo:font-size="16pt" style:font-size-asian="16pt" style:font-size-complex="16pt"/>
    </style:style>
    <style:style style:name="P4" style:family="paragraph" style:parent-style-name="Exo_20_1_29_">
      <style:text-properties officeooo:paragraph-rsid="00567609"/>
    </style:style>
    <style:style style:name="P5" style:family="paragraph" style:parent-style-name="Exo_20_1_29_">
      <style:text-properties officeooo:paragraph-rsid="005775d4"/>
    </style:style>
    <style:style style:name="P6" style:family="paragraph" style:parent-style-name="Exo_20_1_29_">
      <style:text-properties officeooo:paragraph-rsid="0057e8a5"/>
    </style:style>
    <style:style style:name="P7" style:family="paragraph" style:parent-style-name="Exo_20_1_29_">
      <style:text-properties officeooo:rsid="0059cd25" officeooo:paragraph-rsid="0059cd25"/>
    </style:style>
    <style:style style:name="P8" style:family="paragraph" style:parent-style-name="Exo_20_1_29_">
      <style:text-properties officeooo:paragraph-rsid="0059cd25"/>
    </style:style>
    <style:style style:name="P9" style:family="paragraph" style:parent-style-name="Exo_20_1_29_">
      <style:text-properties officeooo:paragraph-rsid="0064db62"/>
    </style:style>
    <style:style style:name="P10" style:family="paragraph" style:parent-style-name="Exo_20_1_29_">
      <style:text-properties officeooo:paragraph-rsid="005ad591"/>
    </style:style>
    <style:style style:name="P11" style:family="paragraph" style:parent-style-name="Exo_20_1_29_" style:list-style-name="Numbering_20_1">
      <style:text-properties officeooo:paragraph-rsid="00615b2e"/>
    </style:style>
    <style:style style:name="P12" style:family="paragraph" style:parent-style-name="Exo_20_1_29_">
      <style:text-properties officeooo:paragraph-rsid="00615b2e"/>
    </style:style>
    <style:style style:name="P13" style:family="paragraph" style:parent-style-name="Exo_20_1_29_">
      <style:text-properties officeooo:paragraph-rsid="00617eb1"/>
    </style:style>
    <style:style style:name="P14" style:family="paragraph" style:parent-style-name="Exo_20_1_29_">
      <style:text-properties officeooo:paragraph-rsid="00635727"/>
    </style:style>
    <style:style style:name="P15" style:family="paragraph" style:parent-style-name="Exo_20_I_29_" style:list-style-name="Numbering_20_4">
      <style:text-properties officeooo:paragraph-rsid="0054b2d8"/>
    </style:style>
    <style:style style:name="P16" style:family="paragraph" style:parent-style-name="Exo_20_I_29_" style:list-style-name="Numbering_20_4">
      <style:text-properties officeooo:paragraph-rsid="005775d4"/>
    </style:style>
    <style:style style:name="P17" style:family="paragraph" style:parent-style-name="Exo_20_I_29_" style:list-style-name="Numbering_20_4">
      <style:text-properties officeooo:paragraph-rsid="0057e8a5"/>
    </style:style>
    <style:style style:name="P18" style:family="paragraph" style:parent-style-name="Exo_20_I_29_">
      <style:text-properties officeooo:paragraph-rsid="005ad591"/>
    </style:style>
    <style:style style:name="P19" style:family="paragraph" style:parent-style-name="Exo_20_I_29_">
      <style:text-properties officeooo:paragraph-rsid="00617eb1"/>
    </style:style>
    <style:style style:name="P20" style:family="paragraph" style:parent-style-name="Exo_20_I_29_">
      <style:text-properties officeooo:paragraph-rsid="00635727"/>
    </style:style>
    <style:style style:name="P21" style:family="paragraph" style:parent-style-name="Exo_20_I_29_" style:list-style-name="Numbering_20_4">
      <style:paragraph-properties fo:break-before="column"/>
      <style:text-properties officeooo:rsid="00525fce" officeooo:paragraph-rsid="0064db62"/>
    </style:style>
    <style:style style:name="P22" style:family="paragraph" style:parent-style-name="Exo_20_I_29_">
      <style:paragraph-properties fo:break-before="column"/>
      <style:text-properties officeooo:paragraph-rsid="00615b2e"/>
    </style:style>
    <style:style style:name="T1" style:family="text">
      <style:text-properties officeooo:rsid="0016248c"/>
    </style:style>
    <style:style style:name="T2" style:family="text">
      <style:text-properties fo:font-size="12pt" fo:language="fr" fo:country="FR" officeooo:rsid="0054b2d8" style:font-size-asian="12pt" style:font-size-complex="12pt"/>
    </style:style>
    <style:style style:name="T3" style:family="text">
      <style:text-properties fo:font-size="12pt" fo:language="fr" fo:country="FR" officeooo:rsid="00567609" style:font-size-asian="12pt" style:font-size-complex="12pt"/>
    </style:style>
    <style:style style:name="T4" style:family="text">
      <style:text-properties fo:font-size="12pt" fo:language="fr" fo:country="FR" officeooo:rsid="005775d4" style:font-size-asian="12pt" style:font-size-complex="12pt"/>
    </style:style>
    <style:style style:name="T5" style:family="text">
      <style:text-properties fo:font-size="12pt" fo:language="fr" fo:country="FR" officeooo:rsid="0057e8a5" style:font-size-asian="12pt" style:font-size-complex="12pt"/>
    </style:style>
    <style:style style:name="T6" style:family="text">
      <style:text-properties fo:font-size="12pt" fo:language="fr" fo:country="FR" officeooo:rsid="0059cd25" style:font-size-asian="12pt" style:font-size-complex="12pt"/>
    </style:style>
    <style:style style:name="T7" style:family="text">
      <style:text-properties fo:font-size="12pt" fo:language="fr" fo:country="FR" officeooo:rsid="005ad591" style:font-size-asian="12pt" style:font-size-complex="12pt"/>
    </style:style>
    <style:style style:name="T8" style:family="text">
      <style:text-properties fo:font-size="12pt" fo:language="fr" fo:country="FR" officeooo:rsid="005b3b92" style:font-size-asian="12pt" style:font-size-complex="12pt"/>
    </style:style>
    <style:style style:name="T9" style:family="text">
      <style:text-properties fo:font-size="12pt" fo:language="fr" fo:country="FR" officeooo:rsid="00615b2e" style:font-size-asian="12pt" style:font-size-complex="12pt"/>
    </style:style>
    <style:style style:name="T10" style:family="text">
      <style:text-properties fo:font-size="12pt" fo:language="fr" fo:country="FR" officeooo:rsid="00617eb1" style:font-size-asian="12pt" style:font-size-complex="12pt"/>
    </style:style>
    <style:style style:name="T11" style:family="text">
      <style:text-properties fo:font-size="12pt" fo:language="fr" fo:country="FR" officeooo:rsid="00635727" style:font-size-asian="12pt" style:font-size-complex="12pt"/>
    </style:style>
    <style:style style:name="T12" style:family="text">
      <style:text-properties fo:font-size="12pt" fo:language="fr" fo:country="FR" officeooo:rsid="00676d1e" style:font-size-asian="12pt" style:font-size-complex="12pt"/>
    </style:style>
    <style:style style:name="T13" style:family="text">
      <style:text-properties fo:font-size="12pt" fo:language="fr" fo:country="FR" fo:font-style="italic" officeooo:rsid="00615b2e" style:font-size-asian="12pt" style:font-style-asian="italic" style:font-size-complex="12pt" style:font-style-complex="italic"/>
    </style:style>
    <style:style style:name="T14" style:family="text">
      <style:text-properties fo:font-size="12pt" fo:language="fr" fo:country="FR" fo:font-style="italic" officeooo:rsid="00617eb1" style:font-size-asian="12pt" style:font-style-asian="italic" style:font-size-complex="12pt" style:font-style-complex="italic"/>
    </style:style>
    <style:style style:name="T15" style:family="text">
      <style:text-properties officeooo:rsid="00525fce"/>
    </style:style>
    <style:style style:name="T16" style:family="text">
      <style:text-properties officeooo:rsid="00530021"/>
    </style:style>
    <style:style style:name="T17" style:family="text">
      <style:text-properties officeooo:rsid="00567609"/>
    </style:style>
    <style:style style:name="T18" style:family="text">
      <style:text-properties officeooo:rsid="005775d4"/>
    </style:style>
    <style:style style:name="T19" style:family="text">
      <style:text-properties officeooo:rsid="0057e8a5"/>
    </style:style>
    <style:style style:name="T20" style:family="text">
      <style:text-properties officeooo:rsid="0059cd25"/>
    </style:style>
    <style:style style:name="T21" style:family="text">
      <style:text-properties fo:font-style="italic" officeooo:rsid="0059cd25" style:font-style-asian="italic" style:font-style-complex="italic"/>
    </style:style>
    <style:style style:name="T22" style:family="text">
      <style:text-properties fo:font-style="italic" officeooo:rsid="00615b2e" style:font-style-asian="italic" style:font-style-complex="italic"/>
    </style:style>
    <style:style style:name="T23" style:family="text">
      <style:text-properties officeooo:rsid="005ad591"/>
    </style:style>
    <style:style style:name="T24" style:family="text">
      <style:text-properties officeooo:rsid="005b3b92"/>
    </style:style>
    <style:style style:name="T25" style:family="text">
      <style:text-properties officeooo:rsid="00615b2e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officeooo:rsid="00617eb1"/>
    </style:style>
    <style:style style:name="T28" style:family="text">
      <style:text-properties officeooo:rsid="00635727"/>
    </style:style>
    <style:style style:name="T29" style:family="text">
      <style:text-properties officeooo:rsid="00676d1e"/>
    </style:style>
    <style:style style:name="T30" style:family="text">
      <style:text-properties officeooo:rsid="0068019d"/>
    </style:style>
    <style:style style:name="T31" style:family="text">
      <style:text-properties fo:text-transform="uppercase" style:font-name="Arial" fo:font-weight="bold" officeooo:rsid="0068019d" style:font-weight-asian="bold" style:font-weight-complex="bold"/>
    </style:style>
    <style:style style:name="fr1" style:family="graphic" style:parent-style-name="Formula">
      <style:graphic-properties fo:margin-left="0cm" fo:margin-right="0cm" style:vertical-pos="from-top" style:horizontal-pos="from-left" style:horizontal-rel="paragraph-content" draw:ole-draw-aspect="1"/>
    </style:style>
    <style:style style:name="Sect1" style:family="section">
      <style:section-properties text:dont-balance-text-columns="true" style:editable="false">
        <style:columns fo:column-count="3" fo:column-gap="0.6cm">
          <style:column-sep style:width="0.035cm" style:color="#000000" style:height="100%" style:style="solid"/>
          <style:column style:rel-width="21845*" fo:start-indent="0cm" fo:end-indent="0.3cm"/>
          <style:column style:rel-width="21845*" fo:start-indent="0.3cm" fo:end-indent="0.3cm"/>
          <style:column style:rel-width="21845*" fo:start-indent="0.3cm" fo:end-indent="0cm"/>
        </style:columns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16">symétries axiales</text:span><text:tab/><text:span text:style-name="T31">10</text:span>.<text:span text:style-name="T31">1</text:span></text:p>
      <text:p text:style-name="P1"/>
      <text:section text:style-name="Sect1" text:name="Section1">
        <text:list xml:id="list550784797" text:style-name="Numbering_20_4">
          <text:list-item>
            <text:p text:style-name="P15"><text:span text:style-name="T15">ABCD est un rectangle tel que : AB = 5 cm et AD = 3 cm. E est le point du segment [DC] tel que : </text:span><text:span text:style-name="T15"><draw:frame draw:style-name="fr1" draw:name="Objet1" text:anchor-type="as-char" svg:y="-0.432cm" svg:width="1.094cm" svg:height="0.527cm" draw:z-index="1"><draw:object xlink:href="./Object 1" xlink:type="simple" xlink:show="embed" xlink:actuate="onLoad"/><draw:image xlink:href="./ObjectReplacements/Object 1" xlink:type="simple" xlink:show="embed" xlink:actuate="onLoad"/></draw:frame></text:span><text:span text:style-name="T15"> = 20</text:span><text:span text:style-name="T2">°</text:span></text:p>
          </text:list-item>
        </text:list>
        <text:list xml:id="list4166886482" text:style-name="Numbering_20_1">
          <text:list-item>
            <text:p text:style-name="P4"><text:span text:style-name="T2">C</text:span><text:span text:style-name="T15">onstruire le symétrique </text:span><text:span text:style-name="T3">A’</text:span><text:span text:style-name="T15">B’C’</text:span><text:span text:style-name="T17">D’</text:span><text:span text:style-name="T15"> du rectangle ABCD par rapport à la droite </text:span><text:span text:style-name="T17">(</text:span><text:span text:style-name="T15">AE</text:span><text:span text:style-name="T17">).</text:span></text:p>
          </text:list-item>
          <text:list-item>
            <text:p text:style-name="P4"><text:span text:style-name="T17">M</text:span><text:span text:style-name="T15">ontrer que </text:span><text:span text:style-name="T17">le point </text:span><text:span text:style-name="T15">E appartient à </text:span><text:span text:style-name="T3">la droite (D’C’).</text:span></text:p>
          </text:list-item>
          <text:list-item>
            <text:p text:style-name="P4"><text:span text:style-name="T3">Déterminer l’angle </text:span><text:span text:style-name="T3"><draw:frame draw:style-name="fr1" draw:name="Objet2" text:anchor-type="as-char" svg:y="-0.432cm" svg:width="1.217cm" svg:height="0.527cm" draw:z-index="2"><draw:object xlink:href="./Object 2" xlink:type="simple" xlink:show="embed" xlink:actuate="onLoad"/><draw:image xlink:href="./ObjectReplacements/Object 2" xlink:type="simple" xlink:show="embed" xlink:actuate="onLoad"/></draw:frame></text:span><text:span text:style-name="T3">.</text:span><text:span text:style-name="T15"> </text:span><text:span text:style-name="T17">(</text:span><text:span text:style-name="T3">J</text:span><text:span text:style-name="T15">ustifier</text:span><text:span text:style-name="T17">)</text:span></text:p>
          </text:list-item>
          <text:list-item>
            <text:p text:style-name="P4"><text:span text:style-name="T17">E</text:span><text:span text:style-name="T15">n déduire sans justifier </text:span><text:span text:style-name="T17">l’angle </text:span><text:span text:style-name="T17"><draw:frame draw:style-name="fr1" draw:name="Objet3" text:anchor-type="as-char" svg:y="-0.432cm" svg:width="1.266cm" svg:height="0.527cm" draw:z-index="3"><draw:object xlink:href="./Object 3" xlink:type="simple" xlink:show="embed" xlink:actuate="onLoad"/><draw:image xlink:href="./ObjectReplacements/Object 3" xlink:type="simple" xlink:show="embed" xlink:actuate="onLoad"/></draw:frame></text:span><text:span text:style-name="T15">.</text:span></text:p>
          </text:list-item>
        </text:list>
        <text:p text:style-name="Standard"/>
        <text:list xml:id="list210846813814796" text:continue-list="list550784797" text:style-name="Numbering_20_4">
          <text:list-item>
            <text:p text:style-name="P16"><text:span text:style-name="T15">Soit ABC un triangle isocèle en </text:span><text:span text:style-name="T4">A</text:span><text:span text:style-name="T15"> tel que AB = AC = </text:span><text:span text:style-name="T18">5</text:span><text:span text:style-name="T15"> cm et BC = 3 cm. Soit </text:span><text:span text:style-name="T4">D</text:span><text:span text:style-name="T15"> le symétrique de </text:span><text:span text:style-name="T4">A</text:span><text:span text:style-name="T15"> par rapport à la droite </text:span><text:span text:style-name="T18">(</text:span><text:span text:style-name="T15">BC</text:span><text:span text:style-name="T18">)</text:span><text:span text:style-name="T15">.</text:span></text:p>
          </text:list-item>
        </text:list>
        <text:list xml:id="list210847868617295" text:continue-list="list4166886482" text:style-name="Numbering_20_1">
          <text:list-item text:start-value="1">
            <text:p text:style-name="P5">Montrer que AB = <text:span text:style-name="T4">B</text:span>D puis que AC = CD.</text:p>
          </text:list-item>
          <text:list-item>
            <text:p text:style-name="P5"><text:span text:style-name="T18">E</text:span>n déduire que le quadrilatère ABD<text:span text:style-name="T29">C</text:span> a tous ses côtés de même longueur.</text:p>
          </text:list-item>
          <text:list-item>
            <text:p text:style-name="P5">Comment appelle-t-on un tel quadrilatère ?</text:p>
          </text:list-item>
        </text:list>
        <text:p text:style-name="Standard"/>
        <text:list xml:id="list210846662965533" text:continue-list="list210846813814796" text:style-name="Numbering_20_4">
          <text:list-item>
            <text:p text:style-name="P17"><text:span text:style-name="T15"><text:s/>Le triangle </text:span><text:span text:style-name="T19">FIL </text:span><text:span text:style-name="T15">est rectangle en F tel que </text:span><text:span text:style-name="T5">FI </text:span><text:span text:style-name="T15">= 3 cm et </text:span><text:span text:style-name="T5">FL</text:span><text:span text:style-name="T15"> = 5 cm. </text:span><text:span text:style-name="T5">O</text:span><text:span text:style-name="T15">n appelle </text:span><text:span text:style-name="T19">(</text:span><text:span text:style-name="T15">d</text:span><text:span text:style-name="T19">)</text:span><text:span text:style-name="T15"> la médiatrice du segment </text:span><text:span text:style-name="T19">[FL] </text:span><text:span text:style-name="T29">et J le symétrique de I par rapport à (d).</text:span></text:p>
          </text:list-item>
        </text:list>
        <text:list xml:id="list210847415346909" text:continue-list="list210847868617295" text:style-name="Numbering_20_1">
          <text:list-item text:start-value="1">
            <text:p text:style-name="P6"><text:span text:style-name="T19">M</text:span>ontrer que <text:span text:style-name="T5">(FL)</text:span> est perpendiculaire à <text:span text:style-name="T5">(d).</text:span></text:p>
          </text:list-item>
          <text:list-item>
            <text:p text:style-name="P6"><text:span text:style-name="T5">M</text:span>ontrer que <text:span text:style-name="T5">(IF) </text:span>est parallèle à <text:span text:style-name="T5">(d).</text:span></text:p>
          </text:list-item>
          <text:list-item>
            <text:p text:style-name="P6"><text:span text:style-name="T5">M</text:span>ontrer que <text:span text:style-name="T5">(IJ)</text:span> est perpendiculaire à <text:span text:style-name="T5">(d).</text:span></text:p>
          </text:list-item>
          <text:list-item>
            <text:p text:style-name="P6"><text:span text:style-name="T19">M</text:span>ontrer que <text:span text:style-name="T5">(IJ)</text:span> est perpendiculaire <text:span text:style-name="T19">à (I</text:span>F<text:span text:style-name="T19">).</text:span></text:p>
          </text:list-item>
          <text:list-item>
            <text:p text:style-name="P6"><text:span text:style-name="T19">E</text:span>n déduire la nature du triangle IJ<text:span text:style-name="T5">F.</text:span></text:p>
          </text:list-item>
        </text:list>
        <text:p text:style-name="Standard"/>
        <text:list xml:id="list210847008988608" text:continue-list="list210846662965533" text:style-name="Numbering_20_4">
          <text:list-item>
            <text:p text:style-name="Exo_20_I_29_"><text:s/>Soit (d) la médiatrice d’un segment [AB]. <text:span text:style-name="T20">Le cercle (</text:span><text:span text:style-name="T21">C</text:span><text:span text:style-name="T20">) de centre B et de rayon AB coupe (d) en C et D.</text:span></text:p>
          </text:list-item>
        </text:list>
        <text:list xml:id="list210847023885064" text:continue-list="list210847415346909" text:style-name="Numbering_20_1">
          <text:list-item text:start-value="1">
            <text:p text:style-name="P7">Démontrer que les longueurs AC et BC sont égales.</text:p>
          </text:list-item>
          <text:list-item>
            <text:p text:style-name="P7">Démontrer de même que AD et BD sont égales.</text:p>
          </text:list-item>
          <text:list-item>
            <text:p text:style-name="P8"><text:span text:style-name="T20">En déduire que A</text:span><text:span text:style-name="T6">C</text:span><text:span text:style-name="T20">B</text:span><text:span text:style-name="T6">D</text:span><text:span text:style-name="T20"> est un losange.</text:span></text:p>
          </text:list-item>
        </text:list>
        <text:p text:style-name="P2"/>
        <text:list xml:id="list210847996648903" text:continue-list="list210847008988608" text:style-name="Numbering_20_4">
          <text:list-item>
            <text:p text:style-name="P21"><text:s/>ABC est un triangle tel que AB = 3,5 cm, AC = 2 cm et BC = 4,5 cm.</text:p>
          </text:list-item>
        </text:list>
        <text:list xml:id="list210848063808694" text:continue-list="list210847023885064" text:style-name="Numbering_20_1">
          <text:list-item text:start-value="1">
            <text:p text:style-name="P9"><text:span text:style-name="T18">C</text:span>onstruire la médiatrice <text:span text:style-name="T18">(d) </text:span>du segment <text:span text:style-name="T18">[</text:span>AB<text:span text:style-name="T18">].</text:span></text:p>
          </text:list-item>
          <text:list-item>
            <text:p text:style-name="P9"><text:span text:style-name="T18">C</text:span>onstruire le symétrique <text:span text:style-name="T18">E </text:span>du point C par rapport à la droite <text:span text:style-name="T18">(d).</text:span></text:p>
          </text:list-item>
          <text:list-item>
            <text:p text:style-name="P9"><text:span text:style-name="T18">J</text:span>ustifier par une phrase que A et B sont symétriques par rapport à <text:span text:style-name="T4">(d).</text:span></text:p>
          </text:list-item>
          <text:list-item>
            <text:p text:style-name="P9"><text:span text:style-name="T4">C</text:span>alculer la longueur AE<text:span text:style-name="T18">, puis la longueur BE.</text:span> <text:span text:style-name="T18">(</text:span><text:span text:style-name="T4">J</text:span>ustifier<text:span text:style-name="T18">)</text:span></text:p>
          </text:list-item>
          <text:list-item>
            <text:p text:style-name="P9"><text:span text:style-name="T4">E</text:span>n déduire le périmètre du triangle AB<text:span text:style-name="T5">E</text:span>.</text:p>
          </text:list-item>
        </text:list>
        <text:p text:style-name="P2"/>
        <text:list xml:id="list210846744183467" text:continue-list="list210847996648903" text:style-name="Numbering_20_4">
          <text:list-item>
            <text:p text:style-name="P18"><text:s/>Soit ABC un triangle rectangle en C tel que BC = 3 cm et AC = 5 cm. On appelle <text:span text:style-name="T7">I</text:span> le milieu de <text:span text:style-name="T23">[</text:span>AB<text:span text:style-name="T23">]</text:span> <text:span text:style-name="T23">et (d)</text:span> la parallèle à <text:span text:style-name="T23">(</text:span>AC<text:span text:style-name="T23">)</text:span> passant par B. <text:span text:style-name="T23">On appelle enfin A’, C’ et I’</text:span> les symétrique<text:span text:style-name="T23">s respectifs</text:span> de <text:span text:style-name="T7">A, C et I</text:span> par rapport à <text:span text:style-name="T23">(d).</text:span></text:p>
          </text:list-item>
        </text:list>
        <text:list xml:id="list210848127440168" text:continue-list="list210848063808694" text:style-name="Numbering_20_1">
          <text:list-item text:start-value="1">
            <text:p text:style-name="P10"><text:span text:style-name="T7">D</text:span>émontrer que <text:span text:style-name="T7">(d)</text:span> est perpendiculaire à <text:span text:style-name="T23">(</text:span>BC<text:span text:style-name="T23">).</text:span></text:p>
          </text:list-item>
          <text:list-item>
            <text:p text:style-name="P10"><text:span text:style-name="T23">D</text:span>émontrer que <text:span text:style-name="T7">A’, I’ et B</text:span> sont alignés.</text:p>
          </text:list-item>
          <text:list-item>
            <text:p text:style-name="P10"><text:span text:style-name="T7">Q</text:span>uel<text:span text:style-name="T23">le</text:span>s sont les droites symétriques de <text:span text:style-name="T23">(</text:span>AC<text:span text:style-name="T23">)</text:span> et <text:span text:style-name="T23">(</text:span>d<text:span text:style-name="T23">) ?<text:line-break/>E</text:span>n déduire que <text:span text:style-name="T23">(A’C’)</text:span> est parallèle à <text:span text:style-name="T23">(d).</text:span></text:p>
          </text:list-item>
          <text:list-item>
            <text:p text:style-name="P10"><text:span text:style-name="T23">Dém</text:span>ontrer que <text:span text:style-name="T23">(A’C’)</text:span> e<text:span text:style-name="T23">s</text:span>t aussi parallèle à <text:span text:style-name="T23">(</text:span>AC<text:span text:style-name="T23">).</text:span></text:p>
          </text:list-item>
        </text:list>
        <text:p text:style-name="Standard"/>
        <text:list xml:id="list210847932112294" text:continue-list="list210846744183467" text:style-name="Numbering_20_4">
          <text:list-item>
            <text:p text:style-name="P18"><text:s/><text:span text:style-name="T23">S</text:span>oit un rectangle ABCD tel que BC = 5 cm et CD = 3 cm. Soit <text:span text:style-name="T23">(</text:span>d<text:span text:style-name="T23">)</text:span> la parallèle à <text:span text:style-name="T7">(BD)</text:span> passant par C. On appelle <text:span text:style-name="T7">A’, B’ et D’</text:span> les symétrique<text:span text:style-name="T23">s</text:span> de A, B <text:span text:style-name="T23">et </text:span><text:span text:style-name="T7">D</text:span> par rapport à <text:span text:style-name="T12">(d)</text:span>.</text:p>
          </text:list-item>
        </text:list>
        <text:list xml:id="list210848017268916" text:continue-list="list210848127440168" text:style-name="Numbering_20_1">
          <text:list-item text:start-value="1">
            <text:p text:style-name="P10"><text:span text:style-name="T23">C</text:span>alculer l'aire du rectangle ABCD.</text:p>
          </text:list-item>
          <text:list-item>
            <text:p text:style-name="P10"><text:span text:style-name="T7">D</text:span>éterminer la longueur <text:span text:style-name="T7">CD’.</text:span> <text:span text:style-name="T23">(</text:span><text:span text:style-name="T7">J</text:span>ustifier<text:span text:style-name="T23">)</text:span></text:p>
          </text:list-item>
          <text:list-item>
            <text:p text:style-name="P10"><text:span text:style-name="T23">D</text:span>éterminer l'aire du quadrilatère <text:span text:style-name="T7">A’B’CD’.</text:span></text:p>
          </text:list-item>
          <text:list-item>
            <text:p text:style-name="P10"><text:span text:style-name="T7">S</text:span>achant que, dans un rectangle, les côtés opposés sont parallèles, en déduire à quelle droite est parallèle <text:span text:style-name="T24">(</text:span><text:span text:style-name="T8">A’D’).</text:span></text:p>
          </text:list-item>
        </text:list>
        <text:p text:style-name="Standard"/>
        <text:list xml:id="list210846883426475" text:continue-list="list210847932112294" text:style-name="Numbering_20_4">
          <text:list-item>
            <text:p text:style-name="P22"><text:s/>Soit AB<text:span text:style-name="T9">I</text:span> un triangle tel que AB = 3 cm, B<text:span text:style-name="T9">I</text:span> = 2 cm et A<text:span text:style-name="T9">I</text:span> = 4 cm. <text:span text:style-name="T9">On appelle</text:span> <text:span text:style-name="T25">(</text:span>d<text:span text:style-name="T25">)</text:span> la médiatrice de <text:span text:style-name="T25">[</text:span>AB<text:span text:style-name="T25">]</text:span><text:span text:style-name="T9"> et on considère</text:span><text:span text:style-name="T25"> (</text:span><text:span text:style-name="T22">C</text:span><text:span text:style-name="T25">)</text:span> le cercle de centre A passant par I <text:span text:style-name="T9">ainsi que (</text:span><text:span text:style-name="T13">C</text:span><text:span text:style-name="T9">’)</text:span> son symétrique par rapport à la droite <text:span text:style-name="T9">(d).</text:span></text:p>
          </text:list-item>
        </text:list>
        <text:list xml:id="list210847025221343" text:continue-list="list210848017268916" text:style-name="Numbering_20_1">
          <text:list-item text:start-value="1">
            <text:p text:style-name="P11"><text:span text:style-name="T9">Soit I’</text:span> le symétrique de <text:span text:style-name="T9">I</text:span> par rapport à <text:span text:style-name="T25">(d).<text:line-break/>P</text:span>lacer <text:span text:style-name="T25">I’ de façon approximative </text:span>sur la figure en utilisant un crayon à papier.</text:p>
          </text:list-item>
          <text:list-item>
            <text:p text:style-name="P11"><text:span text:style-name="T25">C</text:span>alculer <text:span text:style-name="T25">la longueur </text:span><text:span text:style-name="T9">AI’.</text:span> <text:span text:style-name="T25">(J</text:span>ustifier<text:span text:style-name="T25">)</text:span></text:p>
          </text:list-item>
          <text:list-item>
            <text:p text:style-name="P12"><text:span text:style-name="T9">E</text:span>n déduire comment <text:span text:style-name="T26">construire</text:span> <text:span text:style-name="T9">I’</text:span> de façon exacte <text:span text:style-name="T26">en un seul coup</text:span> de com<text:span text:style-name="T9">pas.</text:span></text:p>
          </text:list-item>
        </text:list>
        <text:p text:style-name="Standard"/>
        <text:list xml:id="list210846629983324" text:continue-list="list210846883426475" text:style-name="Numbering_20_4">
          <text:list-item>
            <text:p text:style-name="P19"><text:s/><text:span text:style-name="T10">S</text:span>oit <text:span text:style-name="T10">(</text:span><text:span text:style-name="T14">C</text:span><text:span text:style-name="T10">)</text:span> <text:span text:style-name="T27">un</text:span> cercle de centre O et de rayon 3 cm. <text:span text:style-name="T10">S</text:span>oient <text:span text:style-name="T10">A</text:span> et <text:span text:style-name="T10">B</text:span> deux points de ce cercle tels que AB = 2 cm. <text:span text:style-name="T10">O</text:span>n appelle alors <text:span text:style-name="T10">O’</text:span> le symétrique de O par rapport à la droite <text:span text:style-name="T27">(</text:span>AB<text:span text:style-name="T27">)</text:span></text:p>
          </text:list-item>
        </text:list>
        <text:list xml:id="list210847631310581" text:continue-list="list210847025221343" text:style-name="Numbering_20_1">
          <text:list-item text:start-value="1">
            <text:p text:style-name="P13"><text:span text:style-name="T27">C</text:span>alculer <text:span text:style-name="T27">l</text:span><text:span text:style-name="T10">es</text:span><text:span text:style-name="T27"> longueurs </text:span><text:span text:style-name="T10">O’A</text:span> puis <text:span text:style-name="T10">O’</text:span>B. <text:span text:style-name="T27">(</text:span><text:span text:style-name="T10">J</text:span>ustifier chaque calcul<text:span text:style-name="T27">)</text:span></text:p>
          </text:list-item>
          <text:list-item>
            <text:p text:style-name="P13"><text:span text:style-name="T27">E</text:span>n déduire la nature du quadrilatère <text:span text:style-name="T10">OAO’B</text:span></text:p>
          </text:list-item>
        </text:list>
        <text:p text:style-name="Standard"/>
        <text:list xml:id="list210847696394178" text:continue-list="list210846629983324" text:style-name="Numbering_20_4">
          <text:list-item>
            <text:p text:style-name="P20"><text:span text:style-name="T11">S</text:span>oit ABC un triangle tel que <draw:frame draw:style-name="fr1" draw:name="Objet4" text:anchor-type="as-char" svg:y="-0.432cm" svg:width="1.094cm" svg:height="0.527cm" draw:z-index="0"><draw:object xlink:href="./Object 4" xlink:type="simple" xlink:show="embed" xlink:actuate="onLoad"/><draw:image xlink:href="./ObjectReplacements/Object 4" xlink:type="simple" xlink:show="embed" xlink:actuate="onLoad"/></draw:frame><text:s/>= 60<text:span text:style-name="T11">°,</text:span> AB = 3 cm et BC = 4 cm. <text:span text:style-name="T11">O</text:span>n appelle <text:span text:style-name="T28">I </text:span>le symétrique de <text:span text:style-name="T28">A</text:span> par rapport à la droite <text:span text:style-name="T28">(</text:span>BC<text:span text:style-name="T28">)</text:span> et <text:span text:style-name="T11">J</text:span> celui de C par rapport à la droite <text:span text:style-name="T28">(</text:span>AB<text:span text:style-name="T28">)</text:span></text:p>
          </text:list-item>
        </text:list>
        <text:list xml:id="list210846420597793" text:continue-list="list210847631310581" text:style-name="Numbering_20_1">
          <text:list-item text:start-value="1">
            <text:p text:style-name="P14"><text:span text:style-name="T28">D</text:span>éterminer la mesure de l'angle <draw:frame draw:style-name="fr1" draw:name="Objet5" text:anchor-type="as-char" svg:y="-0.432cm" svg:width="0.923cm" svg:height="0.527cm" draw:z-index="4"><draw:object xlink:href="./Object 5" xlink:type="simple" xlink:show="embed" xlink:actuate="onLoad"/><draw:image xlink:href="./ObjectReplacements/Object 5" xlink:type="simple" xlink:show="embed" xlink:actuate="onLoad"/></draw:frame></text:p>
          </text:list-item>
          <text:list-item>
            <text:p text:style-name="P14"><text:span text:style-name="T28">D</text:span>e même <text:span text:style-name="T28">celle </text:span>de l'angle <draw:frame draw:style-name="fr1" draw:name="Objet6" text:anchor-type="as-char" svg:y="-0.432cm" svg:width="0.988cm" svg:height="0.527cm" draw:z-index="5"><draw:object xlink:href="./Object 6" xlink:type="simple" xlink:show="embed" xlink:actuate="onLoad"/><draw:image xlink:href="./ObjectReplacements/Object 6" xlink:type="simple" xlink:show="embed" xlink:actuate="onLoad"/></draw:frame>.</text:p>
          </text:list-item>
          <text:list-item>
            <text:p text:style-name="P14"><text:span text:style-name="T28">Q</text:span>ue peut-on <text:span text:style-name="T28">en dédu</text:span>ire <text:span text:style-name="T28">concernant l</text:span>es points <text:span text:style-name="T28">I, </text:span>B et J ? (<text:span text:style-name="T28">J</text:span>ustifier la réponse en une phrase<text:span text:style-name="T28">)</text:span></text:p>
          </text:list-item>
        </text:list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StarSymbol" svg:font-family="Star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Gras Italique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1699" draw:display-name="Gradient 1699" draw:style="radial" draw:cx="0%" draw:cy="70%" draw:start-color="#7ed2ed" draw:end-color="#009bb5" draw:start-intensity="100%" draw:end-intensity="100%" draw:border="0%"/>
    <draw:gradient draw:name="Gradient_20_1700" draw:display-name="Gradient 1700" draw:style="radial" draw:cx="0%" draw:cy="70%" draw:start-color="#7ed2ed" draw:end-color="#009bb5" draw:start-intensity="100%" draw:end-intensity="100%" draw:border="0%"/>
    <draw:gradient draw:name="Gradient_20_1701" draw:display-name="Gradient 1701" draw:style="radial" draw:cx="0%" draw:cy="70%" draw:start-color="#7ed2ed" draw:end-color="#009bb5" draw:start-intensity="100%" draw:end-intensity="100%" draw:border="0%"/>
    <draw:gradient draw:name="Gradient_20_1702" draw:display-name="Gradient 1702" draw:style="radial" draw:cx="0%" draw:cy="70%" draw:start-color="#7ed2ed" draw:end-color="#009bb5" draw:start-intensity="100%" draw:end-intensity="100%" draw:border="0%"/>
    <draw:gradient draw:name="Gradient_20_1703" draw:display-name="Gradient 1703" draw:style="radial" draw:cx="0%" draw:cy="70%" draw:start-color="#7ed2ed" draw:end-color="#009bb5" draw:start-intensity="100%" draw:end-intensity="100%" draw:border="0%"/>
    <draw:gradient draw:name="Gradient_20_85" draw:display-name="Gradient 85" draw:style="radial" draw:cx="30%" draw:cy="0%" draw:start-color="#7ed2ed" draw:end-color="#009bb5" draw:start-intensity="100%" draw:end-intensity="100%" draw:border="0%"/>
    <draw:gradient draw:name="Gradient_20_86" draw:display-name="Gradient 86" draw:style="radial" draw:cx="30%" draw:cy="0%" draw:start-color="#7ed2ed" draw:end-color="#009bb5" draw:start-intensity="100%" draw:end-intensity="100%" draw:border="0%"/>
    <draw:gradient draw:name="Gradient_20_87" draw:display-name="Gradient 87" draw:style="radial" draw:cx="30%" draw:cy="0%" draw:start-color="#7ed2ed" draw:end-color="#009bb5" draw:start-intensity="100%" draw:end-intensity="100%" draw:border="0%"/>
    <draw:gradient draw:name="Gradient_20_88" draw:display-name="Gradient 88" draw:style="radial" draw:cx="30%" draw:cy="0%" draw:start-color="#7ed2ed" draw:end-color="#009bb5" draw:start-intensity="100%" draw:end-intensity="100%" draw:border="0%"/>
    <draw:gradient draw:name="Gradient_20_89" draw:display-name="Gradient 89" draw:style="radial" draw:cx="30%" draw:cy="0%" draw:start-color="#7ed2ed" draw:end-color="#009bb5" draw:start-intensity="100%" draw:end-intensity="100%" draw:border="0%"/>
    <draw:gradient draw:name="Gradient_20_90" draw:display-name="Gradient 90" draw:style="radial" draw:cx="30%" draw:cy="0%" draw:start-color="#7ed2ed" draw:end-color="#009bb5" draw:start-intensity="100%" draw:end-intensity="100%" draw:border="0%"/>
    <draw:marker draw:name="Arrow" svg:viewBox="0 0 20 30" svg:d="M10 0l-10 30h20z"/>
    <draw:stroke-dash draw:name="Dashed_20__28_var_29__20_1" draw:display-name="Dashed (var) 1" draw:style="rect" draw:dots1="1" draw:dots1-length="0.016cm" draw:dots2="1" draw:dots2-length="0.016cm" draw:distance="0.016cm"/>
    <draw:stroke-dash draw:name="Dashed_20__28_var_29__20_2" draw:display-name="Dashed (var) 2" draw:style="rect" draw:dots1="1" draw:dots1-length="0.016cm" draw:dots2="1" draw:dots2-length="0.016cm" draw:distance="0.016cm"/>
    <draw:stroke-dash draw:name="Dashed_20__28_var_29__20_22" draw:display-name="Dashed (var) 22" draw:style="rect" draw:dots1="1" draw:dots1-length="0.011cm" draw:dots2="1" draw:dots2-length="0.011cm" draw:distance="0.011cm"/>
    <draw:stroke-dash draw:name="Dashed_20__28_var_29__20_23" draw:display-name="Dashed (var) 23" draw:style="rect" draw:dots1="1" draw:dots1-length="0.011cm" draw:dots2="1" draw:dots2-length="0.011cm" draw:distance="0.011cm"/>
    <draw:stroke-dash draw:name="Dashed_20__28_var_29__20_24" draw:display-name="Dashed (var) 24" draw:style="rect" draw:dots1="1" draw:dots1-length="0.011cm" draw:dots2="1" draw:dots2-length="0.011cm" draw:distance="0.011cm"/>
    <draw:stroke-dash draw:name="Dashed_20__28_var_29__20_25" draw:display-name="Dashed (var) 25" draw:style="rect" draw:dots1="1" draw:dots1-length="0.011cm" draw:dots2="1" draw:dots2-length="0.011cm" draw:distance="0.011cm"/>
    <draw:stroke-dash draw:name="Dashed_20__28_var_29__20_26" draw:display-name="Dashed (var) 26" draw:style="rect" draw:dots1="1" draw:dots1-length="0.011cm" draw:dots2="1" draw:dots2-length="0.011cm" draw:distance="0.011cm"/>
    <draw:stroke-dash draw:name="Dashed_20__28_var_29__20_27" draw:display-name="Dashed (var) 27" draw:style="rect" draw:dots1="1" draw:dots1-length="0.011cm" draw:dots2="1" draw:dots2-length="0.011cm" draw:distance="0.011cm"/>
    <draw:stroke-dash draw:name="Dashed_20__28_var_29__20_3" draw:display-name="Dashed (var) 3" draw:style="rect" draw:dots1="1" draw:dots1-length="0.016cm" draw:dots2="1" draw:dots2-length="0.016cm" draw:distance="0.016cm"/>
    <draw:stroke-dash draw:name="Dashed_20__28_var_29__20_4" draw:display-name="Dashed (var) 4" draw:style="rect" draw:dots1="1" draw:dots1-length="0.016cm" draw:dots2="1" draw:dots2-length="0.016cm" draw:distance="0.016cm"/>
    <draw:stroke-dash draw:name="Dashed_20__28_var_29__20_5" draw:display-name="Dashed (var) 5" draw:style="rect" draw:dots1="1" draw:dots1-length="0.016cm" draw:dots2="1" draw:dots2-length="0.016cm" draw:distance="0.016cm"/>
    <draw:stroke-dash draw:name="Dashed_20__28_var_29__20_8" draw:display-name="Dashed (var) 8" draw:style="rect" draw:dots1="1" draw:dots1-length="0.009cm" draw:dots2="1" draw:dots2-length="0.009cm" draw:distance="0.009cm"/>
    <draw:stroke-dash draw:name="Dashed_20__28_var_29__20_9" draw:display-name="Dashed (var) 9" draw:style="rect" draw:dots1="1" draw:dots1-length="0.009cm" draw:dots2="1" draw:dots2-length="0.009cm" draw:distance="0.009cm"/>
    <draw:stroke-dash draw:name="Ultrafine_20_Dashed" draw:display-name="Ultrafine Dashed" draw:style="rect" draw:dots1="1" draw:dots1-length="0.029cm" draw:dots2="1" draw:dots2-length="0.029cm" draw:distance="0.029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font-name-asian="Lucida Sans Unicode" style:font-size-asian="12pt" style:language-asian="fr" style:country-asian="FR" style:font-name-complex="Tahoma" style:font-size-complex="12pt" style:language-complex="fr" style:country-complex="F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fr" fo:country="FR" style:font-name-asian="Lucida Sans Unicode" style:font-size-asian="12pt" style:language-asian="fr" style:country-asian="FR" style:font-name-complex="Tahoma" style:font-size-complex="12pt" style:language-complex="fr" style:country-complex="FR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Heading_20_1" style:display-name="Heading 1" style:family="paragraph" style:parent-style-name="Standard" style:next-style-name="Text_20_body" style:default-outline-level="1" style:class="text" style:master-page-name="">
      <loext:graphic-properties draw:fill="none" draw:fill-color="#99ccff"/>
      <style:paragraph-properties fo:margin-top="0cm" fo:margin-bottom="0.199cm" style:contextual-spacing="false" style:page-number="auto" fo:background-color="transparent" fo:padding="0cm" fo:border-left="none" fo:border-right="none" fo:border-top="none" fo:border-bottom="0.51pt solid #000000" style:shadow="none" text:number-lines="false" text:line-number="0">
        <style:tab-stops/>
      </style:paragraph-properties>
      <style:text-properties fo:text-transform="uppercase" style:font-name="Arial" fo:font-family="Arial" style:font-family-generic="swiss" style:font-pitch="variable" fo:font-size="20pt" style:text-underline-style="none" fo:font-weight="bold" style:font-size-asian="20pt" style:font-weight-asian="bold" style:font-size-complex="20pt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loext:graphic-properties draw:fill="none" draw:fill-color="#99ccff"/>
      <style:paragraph-properties fo:margin-left="0cm" fo:margin-right="0cm" fo:margin-top="0cm" fo:margin-bottom="0.199cm" style:contextual-spacing="false" fo:text-indent="0cm" style:auto-text-indent="false" style:page-number="auto" fo:background-color="transparent" style:shadow="none">
        <style:tab-stops/>
      </style:paragraph-properties>
      <style:text-properties fo:text-transform="uppercase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cm" fo:margin-bottom="0.199cm" style:contextual-spacing="false" fo:text-indent="0cm" style:auto-text-indent="false"/>
      <style:text-properties fo:font-size="13pt" fo:font-weight="bold" style:font-size-asian="13pt" style:font-weight-asian="bold" style:font-size-complex="13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loext:graphic-properties draw:fill="none" draw:fill-color="#99ccff"/>
      <style:paragraph-properties fo:margin-top="0cm" fo:margin-bottom="0.199cm" style:contextual-spacing="false" fo:background-color="transparent" style:shadow="none">
        <style:tab-stops/>
      </style:paragraph-properties>
      <style:text-properties fo:font-size="11pt" fo:font-style="italic" fo:font-weight="normal" style:font-size-asian="85%" style:font-style-asian="italic" style:font-weight-asian="bold" style:font-size-complex="85%" style:font-style-complex="italic" style:font-weight-complex="bold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re_20_Chapitre" style:display-name="Titre Chapitre" style:family="paragraph" style:parent-style-name="Standard" style:next-style-name="Standard" style:class="text">
      <style:paragraph-properties fo:padding="0cm" fo:border-left="none" fo:border-right="none" fo:border-top="none" fo:border-bottom="0.51pt solid #000000" style:shadow="none"/>
      <style:text-properties fo:text-transform="uppercase" style:font-name="Arial" fo:font-family="Arial" style:font-family-generic="swiss" style:font-pitch="variable" fo:font-size="20pt" fo:font-weight="bold" style:font-size-asian="20pt" style:font-weight-asian="bold" style:font-size-complex="20pt" style:font-weight-complex="bold"/>
    </style:style>
    <style:style style:name="Titre_20_I_29_" style:display-name="Titre I)" style:family="paragraph" style:parent-style-name="Standard" style:next-style-name="Standard" style:list-style-name="Numbering_20_4" style:class="text">
      <style:paragraph-properties fo:margin-top="0cm" fo:margin-bottom="0.199cm" style:contextual-spacing="false"/>
      <style:text-properties fo:text-transform="uppercase" style:font-name="Arial1" fo:font-family="Arial" style:font-style-name="Gras Italique" style:font-family-generic="swiss" style:font-pitch="variable" fo:font-size="14pt" fo:font-style="italic" fo:font-weight="bold"/>
    </style:style>
    <style:style style:name="Titre_20_1_29_" style:display-name="Titre 1)" style:family="paragraph" style:parent-style-name="Standard" style:next-style-name="Standard" style:auto-update="true" style:list-style-name="Numbering_20_1" style:class="text" style:master-page-name="">
      <style:paragraph-properties fo:margin-top="0cm" fo:margin-bottom="0.199cm" style:contextual-spacing="false" style:page-number="auto"/>
      <style:text-properties style:font-name="Arial" fo:font-family="Arial" style:font-family-generic="swiss" style:font-pitch="variable" fo:font-size="13pt" fo:font-weight="bold" style:font-size-asian="13pt" style:font-weight-asian="bold" style:font-size-complex="13pt" style:font-weight-complex="bold"/>
    </style:style>
    <style:style style:name="Titre_20_a_29_" style:display-name="Titre a)" style:family="paragraph" style:parent-style-name="Standard" style:next-style-name="Standard" style:auto-update="true" style:list-style-name="Numbering_20_5" style:class="text">
      <style:paragraph-properties fo:margin-top="0cm" fo:margin-bottom="0.101cm" style:contextual-spacing="false"/>
      <style:text-properties style:font-name="Arial" fo:font-family="Arial" style:font-family-generic="swiss" style:font-pitch="variable" fo:font-size="11pt" fo:font-style="italic" style:font-size-asian="11pt" style:font-style-asian="italic" style:font-size-complex="11pt" style:font-style-complex="italic"/>
    </style:style>
    <style:style style:name="Exo_20_I_29_" style:display-name="Exo I)" style:family="paragraph" style:parent-style-name="Standard" style:list-style-name="Numbering_20_4">
      <style:paragraph-properties fo:padding="0cm" fo:border-left="none" fo:border-right="none" fo:border-top="0.99pt solid #000000" fo:border-bottom="none" style:shadow="none" style:text-autospace="none"/>
      <style:text-properties fo:font-size="12pt" fo:language="fr" fo:country="FR" style:font-size-asian="12pt" style:font-size-complex="12pt"/>
    </style:style>
    <style:style style:name="Exo_20_1_29_" style:display-name="Exo 1)" style:family="paragraph" style:parent-style-name="Standard" style:list-style-name="Numbering_20_1">
      <style:paragraph-properties fo:margin-left="0.499cm" fo:margin-right="0cm" fo:text-indent="0cm" style:auto-text-indent="false" style:text-autospace="none"/>
      <style:text-properties fo:font-size="12pt" fo:language="fr" fo:country="FR" style:font-size-asian="12pt" style:font-size-complex="12pt"/>
    </style:style>
    <style:style style:name="Titre_20_Partie" style:display-name="Titre Partie" style:family="paragraph" style:parent-style-name="Standard">
      <style:text-properties style:font-name="Arial1" fo:font-family="Arial" style:font-style-name="Gras Italique" style:font-family-generic="swiss" style:font-pitch="variable" fo:font-style="italic" fo:font-weight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Numbering_5f_20_5f_Symbols" style:display-name="Numbering_20_Symbols" style:family="text"/>
    <style:style style:name="Bullet_5f_20_5f_Symbols" style:display-name="Bullet_20_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cm" fo:margin-right="0cm" style:wrap="parallel" style:number-wrapped-paragraphs="no-limit" style:wrap-contour="false" style:vertical-pos="middle" style:vertical-rel="text"/>
    </style:style>
    <text:outline-style style:name="Outline">
      <text:outline-level-style text:level="1" style:num-suffix="." style:num-format="1">
        <style:list-level-properties text:space-before="0.635cm" text:min-label-width="0.635cm"/>
      </text:outline-level-style>
      <text:outline-level-style text:level="2" style:num-suffix="." style:num-format="I" text:display-levels="2">
        <style:list-level-properties text:min-label-distance="0.381cm"/>
      </text:outline-level-style>
      <text:outline-level-style text:level="3" style:num-suffix="." style:num-format="1">
        <style:list-level-properties text:space-before="1.905cm" text:min-label-width="0.635cm"/>
      </text:outline-level-style>
      <text:outline-level-style text:level="4" style:num-suffix="." style:num-format="1">
        <style:list-level-properties text:space-before="2.54cm" text:min-label-width="0.635cm"/>
      </text:outline-level-style>
      <text:outline-level-style text:level="5" style:num-suffix="." style:num-format="1">
        <style:list-level-properties text:space-before="3.175cm" text:min-label-width="0.635cm"/>
      </text:outline-level-style>
      <text:outline-level-style text:level="6" style:num-suffix="." style:num-format="1">
        <style:list-level-properties text:space-before="3.81cm" text:min-label-width="0.635cm"/>
      </text:outline-level-style>
      <text:outline-level-style text:level="7" style:num-suffix="." style:num-format="1">
        <style:list-level-properties text:space-before="4.445cm" text:min-label-width="0.635cm"/>
      </text:outline-level-style>
      <text:outline-level-style text:level="8" style:num-suffix="." style:num-format="1">
        <style:list-level-properties text:space-before="5.08cm" text:min-label-width="0.635cm"/>
      </text:outline-level-style>
      <text:outline-level-style text:level="9" style:num-suffix="." style:num-format="1">
        <style:list-level-properties text:space-before="5.715cm" text:min-label-width="0.635cm"/>
      </text:outline-level-style>
      <text:outline-level-style text:level="10" style:num-suffix="." style:num-format="1">
        <style:list-level-properties text:space-before="6.35cm" text:min-label-width="0.635cm"/>
      </text:outline-level-style>
    </text:outline-style>
    <text:list-style style:name="List_20_1" style:display-name="List 1">
      <text:list-level-style-bullet text:level="1" text:style-name="Numbering_20_Symbols" text:bullet-char="●">
        <style:list-level-properties text:min-label-width="0.4cm"/>
        <style:text-properties fo:font-family="Tahoma" style:font-style-name="Normal" style:font-family-generic="swiss" style:font-pitch="variable"/>
      </text:list-level-style-bullet>
      <text:list-level-style-bullet text:level="2" text:style-name="Numbering_20_Symbols" text:bullet-char="●">
        <style:list-level-properties text:space-before="0.401cm" text:min-label-width="0.4cm"/>
        <style:text-properties fo:font-family="Tahoma" style:font-style-name="Normal" style:font-family-generic="swiss" style:font-pitch="variable"/>
      </text:list-level-style-bullet>
      <text:list-level-style-bullet text:level="3" text:style-name="Numbering_20_Symbols" text:bullet-char="●">
        <style:list-level-properties text:space-before="0.799cm" text:min-label-width="0.4cm"/>
        <style:text-properties fo:font-family="Tahoma" style:font-style-name="Normal" style:font-family-generic="swiss" style:font-pitch="variable"/>
      </text:list-level-style-bullet>
      <text:list-level-style-bullet text:level="4" text:style-name="Numbering_20_Symbols" text:bullet-char="●">
        <style:list-level-properties text:space-before="1.2cm" text:min-label-width="0.4cm"/>
        <style:text-properties fo:font-family="Tahoma" style:font-style-name="Normal" style:font-family-generic="swiss" style:font-pitch="variable"/>
      </text:list-level-style-bullet>
      <text:list-level-style-bullet text:level="5" text:style-name="Numbering_20_Symbols" text:bullet-char="●">
        <style:list-level-properties text:space-before="1.6cm" text:min-label-width="0.4cm"/>
        <style:text-properties fo:font-family="Tahoma" style:font-style-name="Normal" style:font-family-generic="swiss" style:font-pitch="variable"/>
      </text:list-level-style-bullet>
      <text:list-level-style-bullet text:level="6" text:style-name="Numbering_20_Symbols" text:bullet-char="●">
        <style:list-level-properties text:space-before="2.001cm" text:min-label-width="0.4cm"/>
        <style:text-properties fo:font-family="Tahoma" style:font-style-name="Normal" style:font-family-generic="swiss" style:font-pitch="variable"/>
      </text:list-level-style-bullet>
      <text:list-level-style-bullet text:level="7" text:style-name="Numbering_20_Symbols" text:bullet-char="●">
        <style:list-level-properties text:space-before="2.399cm" text:min-label-width="0.4cm"/>
        <style:text-properties fo:font-family="Tahoma" style:font-style-name="Normal" style:font-family-generic="swiss" style:font-pitch="variable"/>
      </text:list-level-style-bullet>
      <text:list-level-style-bullet text:level="8" text:style-name="Numbering_20_Symbols" text:bullet-char="●">
        <style:list-level-properties text:space-before="2.8cm" text:min-label-width="0.4cm"/>
        <style:text-properties fo:font-family="Tahoma" style:font-style-name="Normal" style:font-family-generic="swiss" style:font-pitch="variable"/>
      </text:list-level-style-bullet>
      <text:list-level-style-bullet text:level="9" text:style-name="Numbering_20_Symbols" text:bullet-char="●">
        <style:list-level-properties text:space-before="3.2cm" text:min-label-width="0.4cm"/>
        <style:text-properties fo:font-family="Tahoma" style:font-style-name="Normal" style:font-family-generic="swiss" style:font-pitch="variable"/>
      </text:list-level-style-bullet>
      <text:list-level-style-bullet text:level="10" text:style-name="Numbering_20_Symbols" text:bullet-char="●">
        <style:list-level-properties text:space-before="3.601cm" text:min-label-width="0.4cm"/>
        <style:text-properties fo:font-family="Tahoma" style:font-style-name="Normal" style:font-family-generic="swiss" style:font-pitch="variable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list-style style:name="Numbering_20_1" style:display-name="Numbering 1">
      <text:list-level-style-number text:level="1" text:style-name="Numbering_20_Symbols" style:num-suffix=")" style:num-format="1">
        <style:list-level-properties text:min-label-width="0.499cm"/>
      </text:list-level-style-number>
      <text:list-level-style-number text:level="2" text:style-name="Numbering_20_Symbols" style:num-suffix=")" style:num-format="1">
        <style:list-level-properties text:min-label-width="0.499cm"/>
      </text:list-level-style-number>
      <text:list-level-style-number text:level="3" text:style-name="Numbering_20_Symbols" style:num-suffix=")" style:num-format="1">
        <style:list-level-properties text:min-label-width="0.499cm"/>
      </text:list-level-style-number>
      <text:list-level-style-number text:level="4" text:style-name="Numbering_20_Symbols" style:num-suffix=")" style:num-format="1">
        <style:list-level-properties text:min-label-width="0.499cm"/>
      </text:list-level-style-number>
      <text:list-level-style-number text:level="5" text:style-name="Numbering_20_Symbols" style:num-suffix=")" style:num-format="1">
        <style:list-level-properties text:min-label-width="0.499cm"/>
      </text:list-level-style-number>
      <text:list-level-style-number text:level="6" text:style-name="Numbering_20_Symbols" style:num-suffix=")" style:num-format="1">
        <style:list-level-properties text:min-label-width="0.499cm"/>
      </text:list-level-style-number>
      <text:list-level-style-number text:level="7" text:style-name="Numbering_20_Symbols" style:num-suffix=")" style:num-format="1">
        <style:list-level-properties text:min-label-width="0.499cm"/>
      </text:list-level-style-number>
      <text:list-level-style-number text:level="8" text:style-name="Numbering_20_Symbols" style:num-suffix=")" style:num-format="1">
        <style:list-level-properties text:min-label-width="0.499cm"/>
      </text:list-level-style-number>
      <text:list-level-style-number text:level="9" text:style-name="Numbering_20_Symbols" style:num-suffix=")" style:num-format="1">
        <style:list-level-properties text:min-label-width="0.499cm"/>
      </text:list-level-style-number>
      <text:list-level-style-number text:level="10" text:style-name="Numbering_20_Symbols" style:num-suffix=")" style:num-format="1">
        <style:list-level-properties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)" style:num-format="I">
        <style:list-level-properties text:min-label-width="0.499cm"/>
      </text:list-level-style-number>
      <text:list-level-style-number text:level="2" text:style-name="Numbering_20_Symbols" style:num-suffix=")" style:num-format="I" text:start-value="2">
        <style:list-level-properties text:min-label-width="0.499cm"/>
      </text:list-level-style-number>
      <text:list-level-style-number text:level="3" text:style-name="Numbering_20_Symbols" style:num-suffix=")" style:num-format="I" text:start-value="3">
        <style:list-level-properties text:min-label-width="0.499cm"/>
      </text:list-level-style-number>
      <text:list-level-style-number text:level="4" text:style-name="Numbering_20_Symbols" style:num-suffix=")" style:num-format="I" text:start-value="4">
        <style:list-level-properties text:min-label-width="0.499cm"/>
      </text:list-level-style-number>
      <text:list-level-style-number text:level="5" text:style-name="Numbering_20_Symbols" style:num-suffix=")" style:num-format="I" text:start-value="5">
        <style:list-level-properties text:min-label-width="0.499cm"/>
      </text:list-level-style-number>
      <text:list-level-style-number text:level="6" text:style-name="Numbering_20_Symbols" style:num-suffix=")" style:num-format="I" text:start-value="6">
        <style:list-level-properties text:min-label-width="0.499cm"/>
      </text:list-level-style-number>
      <text:list-level-style-number text:level="7" text:style-name="Numbering_20_Symbols" style:num-suffix=")" style:num-format="I" text:start-value="7">
        <style:list-level-properties text:min-label-width="0.499cm"/>
      </text:list-level-style-number>
      <text:list-level-style-number text:level="8" text:style-name="Numbering_20_Symbols" style:num-suffix=")" style:num-format="I" text:start-value="8">
        <style:list-level-properties text:min-label-width="0.499cm"/>
      </text:list-level-style-number>
      <text:list-level-style-number text:level="9" text:style-name="Numbering_20_Symbols" style:num-suffix=")" style:num-format="I" text:start-value="9">
        <style:list-level-properties text:min-label-width="0.499cm"/>
      </text:list-level-style-number>
      <text:list-level-style-number text:level="10" text:style-name="Numbering_20_Symbols" style:num-suffix=")" style:num-format="I" text:start-value="10">
        <style:list-level-properties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)" style:num-format="a">
        <style:list-level-properties text:min-label-width="0.499cm" text:min-label-distance="0.101cm"/>
      </text:list-level-style-number>
      <text:list-level-style-number text:level="2" text:style-name="Numbering_20_Symbols" style:num-suffix=")" style:num-format="a" text:start-value="2">
        <style:list-level-properties text:min-label-width="0.499cm" text:min-label-distance="0.101cm"/>
      </text:list-level-style-number>
      <text:list-level-style-number text:level="3" text:style-name="Numbering_20_Symbols" style:num-suffix=")" style:num-format="a" text:start-value="3">
        <style:list-level-properties text:min-label-width="0.499cm" text:min-label-distance="0.101cm"/>
      </text:list-level-style-number>
      <text:list-level-style-number text:level="4" text:style-name="Numbering_20_Symbols" style:num-suffix=")" style:num-format="a" text:start-value="4">
        <style:list-level-properties text:min-label-width="0.499cm" text:min-label-distance="0.101cm"/>
      </text:list-level-style-number>
      <text:list-level-style-number text:level="5" text:style-name="Numbering_20_Symbols" style:num-suffix=")" style:num-format="a" text:start-value="5">
        <style:list-level-properties text:min-label-width="0.499cm" text:min-label-distance="0.101cm"/>
      </text:list-level-style-number>
      <text:list-level-style-number text:level="6" text:style-name="Numbering_20_Symbols" style:num-suffix=")" style:num-format="a" text:start-value="6">
        <style:list-level-properties text:min-label-width="0.499cm" text:min-label-distance="0.101cm"/>
      </text:list-level-style-number>
      <text:list-level-style-number text:level="7" text:style-name="Numbering_20_Symbols" style:num-suffix=")" style:num-format="a" text:start-value="7">
        <style:list-level-properties text:min-label-width="0.499cm" text:min-label-distance="0.101cm"/>
      </text:list-level-style-number>
      <text:list-level-style-number text:level="8" text:style-name="Numbering_20_Symbols" style:num-suffix=")" style:num-format="a" text:start-value="8">
        <style:list-level-properties text:min-label-width="0.499cm" text:min-label-distance="0.101cm"/>
      </text:list-level-style-number>
      <text:list-level-style-number text:level="9" text:style-name="Numbering_20_Symbols" style:num-suffix=")" style:num-format="a" text:start-value="9">
        <style:list-level-properties text:min-label-width="0.499cm" text:min-label-distance="0.101cm"/>
      </text:list-level-style-number>
      <text:list-level-style-number text:level="10" text:style-name="Numbering_20_Symbols" style:num-suffix=")" style:num-format="a" text:start-value="10">
        <style:list-level-properties text:min-label-width="0.499cm" text:min-label-distance="0.101cm"/>
      </text:list-level-style-number>
    </text:list-style>
    <text:list-style style:name="Exos">
      <text:list-level-style-number text:level="1" text:style-name="Numbering_5f_20_5f_Symbols" style:num-suffix=")" style:num-format="I">
        <style:list-level-properties text:min-label-width="0.499cm"/>
      </text:list-level-style-number>
      <text:list-level-style-number text:level="2" text:style-name="Numbering_5f_20_5f_Symbols" style:num-suffix=")" style:num-format="1">
        <style:list-level-properties text:space-before="0.499cm" text:min-label-width="0.499cm"/>
      </text:list-level-style-number>
      <text:list-level-style-bullet text:level="3" text:style-name="Bullet_5f_20_5f_Symbols" text:bullet-char="•">
        <style:list-level-properties text:space-before="1.905cm" text:min-label-width="0.499cm"/>
        <style:text-properties style:font-name="StarSymbol"/>
      </text:list-level-style-bullet>
      <text:list-level-style-bullet text:level="4" text:style-name="Bullet_5f_20_5f_Symbols" text:bullet-char="•">
        <style:list-level-properties text:space-before="2.54cm" text:min-label-width="0.499cm"/>
        <style:text-properties style:font-name="StarSymbol"/>
      </text:list-level-style-bullet>
      <text:list-level-style-bullet text:level="5" text:style-name="Bullet_5f_20_5f_Symbols" text:bullet-char="•">
        <style:list-level-properties text:space-before="3.175cm" text:min-label-width="0.499cm"/>
        <style:text-properties style:font-name="StarSymbol"/>
      </text:list-level-style-bullet>
      <text:list-level-style-bullet text:level="6" text:style-name="Bullet_5f_20_5f_Symbols" text:bullet-char="•">
        <style:list-level-properties text:space-before="3.81cm" text:min-label-width="0.499cm"/>
        <style:text-properties style:font-name="StarSymbol"/>
      </text:list-level-style-bullet>
      <text:list-level-style-bullet text:level="7" text:style-name="Bullet_5f_20_5f_Symbols" text:bullet-char="•">
        <style:list-level-properties text:space-before="4.445cm" text:min-label-width="0.499cm"/>
        <style:text-properties style:font-name="StarSymbol"/>
      </text:list-level-style-bullet>
      <text:list-level-style-bullet text:level="8" text:style-name="Bullet_5f_20_5f_Symbols" text:bullet-char="•">
        <style:list-level-properties text:space-before="5.08cm" text:min-label-width="0.499cm"/>
        <style:text-properties style:font-name="StarSymbol"/>
      </text:list-level-style-bullet>
      <text:list-level-style-bullet text:level="9" text:style-name="Bullet_5f_20_5f_Symbols" text:bullet-char="•">
        <style:list-level-properties text:space-before="5.715cm" text:min-label-width="0.499cm"/>
        <style:text-properties style:font-name="StarSymbol"/>
      </text:list-level-style-bullet>
      <text:list-level-style-bullet text:level="10" text:style-name="Bullet_5f_20_5f_Symbols" text:bullet-char="•">
        <style:list-level-properties text:space-before="6.35cm" text:min-label-width="0.499cm"/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none" draw:fill-color="#99ccff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1.3.2$Linux_X86_64 LibreOffice_project/10$Build-2</meta:generator>
    <meta:initial-creator>Thibaud FONTANET</meta:initial-creator>
    <meta:creation-date>2006-09-10T11:53:40</meta:creation-date>
    <dc:date>2021-07-02T21:08:45.888550059</dc:date>
    <meta:print-date>2018-01-20T22:19:45.572000000</meta:print-date>
    <dc:language>fr-FR</dc:language>
    <meta:editing-cycles>206</meta:editing-cycles>
    <meta:editing-duration>P2DT4H20M</meta:editing-duration>
    <meta:document-statistic meta:table-count="0" meta:image-count="0" meta:object-count="6" meta:page-count="1" meta:paragraph-count="47" meta:word-count="746" meta:character-count="3549" meta:non-whitespace-character-count="2886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math xmlns="http://www.w3.org/1998/Math/MathML" display="block">
  <semantics>
    <mover accent="true">
      <mtext>DAE</mtext>
      <mo stretchy="true">^</mo>
    </mover>
    <annotation encoding="StarMath 5.0"> widehat{ nospace{ "DAE" }}%%&lt;cmathArbre&gt;«ang­varMaj DAE»&lt;/cmathArbre&gt;&lt;cmathFormule&gt;ang(DAE)&lt;/cmathFormule&gt;</annotation>
  </semantics>
</math>
</file>

<file path=Object 2/content.xml><?xml version="1.0" encoding="utf-8"?>
<math xmlns="http://www.w3.org/1998/Math/MathML" display="block">
  <semantics>
    <mover accent="true">
      <mrow>
        <mtext>EAD</mtext>
        <mi>'</mi>
      </mrow>
      <mo stretchy="true">^</mo>
    </mover>
    <annotation encoding="StarMath 5.0"> widehat{ nospace{ nospace{"EAD" '}  }}%%&lt;cmathArbre&gt;«ang­«'­varMaj EAD­»»&lt;/cmathArbre&gt;&lt;cmathFormule&gt;ang(EAD')&lt;/cmathFormule&gt;</annotation>
  </semantics>
</math>
</file>

<file path=Object 3/content.xml><?xml version="1.0" encoding="utf-8"?>
<math xmlns="http://www.w3.org/1998/Math/MathML" display="block">
  <semantics>
    <mover accent="true">
      <mrow>
        <mtext>DAD</mtext>
        <mi>'</mi>
      </mrow>
      <mo stretchy="true">^</mo>
    </mover>
    <annotation encoding="StarMath 5.0"> widehat{ nospace{ nospace{"DAD" '}  }}%%&lt;cmathArbre&gt;«ang­«'­varMaj DAD­»»&lt;/cmathArbre&gt;&lt;cmathFormule&gt;ang(DAD')&lt;/cmathFormule&gt;</annotation>
  </semantics>
</math>
</file>

<file path=Object 4/content.xml><?xml version="1.0" encoding="utf-8"?>
<math xmlns="http://www.w3.org/1998/Math/MathML" display="block">
  <semantics>
    <mover accent="true">
      <mtext>ABC</mtext>
      <mo stretchy="true">^</mo>
    </mover>
    <annotation encoding="StarMath 5.0"> widehat{ nospace{ "ABC" }}%%&lt;cmathArbre&gt;«ang­«""­ABC»»&lt;/cmathArbre&gt;&lt;cmathFormule&gt;ang("ABC")&lt;/cmathFormule&gt;</annotation>
  </semantics>
</math>
</file>

<file path=Object 5/content.xml><?xml version="1.0" encoding="utf-8"?>
<math xmlns="http://www.w3.org/1998/Math/MathML" display="block">
  <semantics>
    <mover accent="true">
      <mtext>IBC</mtext>
      <mo stretchy="true">^</mo>
    </mover>
    <annotation encoding="StarMath 5.0"> widehat{ nospace{ "IBC" }}%%&lt;cmathArbre&gt;«ang­varMaj IBC»&lt;/cmathArbre&gt;&lt;cmathFormule&gt;ang(IBC)&lt;/cmathFormule&gt;</annotation>
  </semantics>
</math>
</file>

<file path=Object 6/content.xml><?xml version="1.0" encoding="utf-8"?>
<math xmlns="http://www.w3.org/1998/Math/MathML" display="block">
  <semantics>
    <mover accent="true">
      <mtext>ABJ</mtext>
      <mo stretchy="true">^</mo>
    </mover>
    <annotation encoding="StarMath 5.0"> widehat{ nospace{ "ABJ" }}%%&lt;cmathArbre&gt;«ang­varMaj ABJ»&lt;/cmathArbre&gt;&lt;cmathFormule&gt;ang(ABJ)&lt;/cmathFormule&gt;</annotation>
  </semantics>
</math>
</file>